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'Calibri Light'" style:font-family-asian="'Calibri Light'" style:font-family-complex="'Calibri Light'" fo:background-color="transparent" fo:color="#2e74b5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top="12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bottom="8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RSA Résumé des recherches FOUCHEUR &amp; COSNIER</text:span></text:p>
      <text:p text:style-name="P2"><text:span text:style-name="T2"/></text:p>
      <text:p text:style-name="P2"><text:span text:style-name="T2"/></text:p>
      <text:p text:style-name="P2"><text:span text:style-name="T3">Résultat des recherches de cryptage RSA :</text:span></text:p>
      <text:list text:style-name="L3">
        <text:list-item>
          <text:p text:style-name="P3"><text:span text:style-name="T4">Générer des nombres premiers aléatoirement avec un algorithme. </text:span></text:p>
        </text:list-item>
        <text:list-item>
          <text:p text:style-name="P3"><text:span text:style-name="T4">Comment générer une clé publique.</text:span></text:p>
        </text:list-item>
        <text:list-item>
          <text:p text:style-name="P3"><text:span text:style-name="T4"><text:s/>Faire table ASCII pour établir une correspondance avec les lettres.</text:span></text:p>
        </text:list-item>
        <text:list-item>
          <text:p text:style-name="P3"><text:span text:style-name="T4">Comment crypter les nombres avec la clé publique</text:span></text:p>
        </text:list-item>
        <text:list-item>
          <text:p text:style-name="P3"><text:span text:style-name="T4">Comment trouver la clé privé à l'aide de la clé publique.</text:span></text:p>
        </text:list-item>
        <text:list-item>
          <text:p text:style-name="P3"><text:span text:style-name="T4">Comment utiliser l'exponentiation rapide pour crypter et décrypter avec de plus grands nombres avec un algorithme.</text:span></text:p>
        </text:list-item>
      </text:list>
      <text:p text:style-name="P4"><text:span text:style-name="T4"/></text:p>
      <text:p text:style-name="P5"><text:span text:style-name="T5">Sources :</text:span></text:p>
      <text:list text:style-name="L6">
        <text:list-item>
          <text:p text:style-name="P6"><text:a xlink:href="http://mynath.free.fr/rsa/rsa-expo.php3"><text:span text:style-name="T6">http://mynath.free.fr/rsa/rsa-expo.php3</text:span></text:a><text:span text:style-name="T7"><text:s/>(Exponentiation rapide)</text:span></text:p>
        </text:list-item>
        <text:list-item>
          <text:p text:style-name="P6"><text:a xlink:href="http://doctrina.org/How-RSA-Works-With-Examples.html"><text:span text:style-name="T8">http://doctrina.org/How-RSA-Works-With-Examples.html</text:span></text:a><text:span text:style-name="T9"><text:s/>(Fonctionnement Cryptage RSA)</text:span></text:p>
        </text:list-item>
        <text:list-item>
          <text:p text:style-name="P6"><text:a xlink:href="http://villemin.gerard.free.fr/Wwwgvmm/Premier/eratoprg.htm"><text:span text:style-name="T10">http://villemin.gerard.free.fr/Wwwgvmm/Premier/eratoprg.htm</text:span></text:a><text:span text:style-name="T11"><text:s/>(Fonctionnement du crible d'Eratostene pour la génération de nombres premiers)</text:span></text:p>
        </text:list-item>
        <text:list-item>
          <text:p text:style-name="P6"><text:a xlink:href="http://www.table-ascii.com/"><text:span text:style-name="T12">http://www.table-ascii.com/</text:span></text:a><text:span text:style-name="T13"><text:s/>(Pour la table Ascii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